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25cm" fo:min-width="3.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45cm" fo:min-width="18.5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4.55cm" fo:min-width="5.4cm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3.85cm" fo:min-width="18.5cm"/>
    </style:style>
    <style:style style:name="gr8" style:family="graphic" style:parent-style-name="standard">
      <style:graphic-properties draw:stroke="none" svg:stroke-color="#000000" draw:fill="none" draw:fill-color="#ffffff" fo:min-height="4.267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fill-color="#6666ff" draw:textarea-horizontal-align="justify" draw:textarea-vertical-align="middle" draw:auto-grow-height="false" fo:min-height="3.65cm" fo:min-width="15.1cm"/>
    </style:style>
    <style:style style:name="gr12" style:family="graphic" style:parent-style-name="standard">
      <style:graphic-properties draw:stroke="none" svg:stroke-color="#000000" draw:fill="none" draw:fill-color="#ffffff" fo:min-height="3.0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55cm" fo:min-width="16.9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4.55cm" fo:min-width="18.5cm"/>
    </style:style>
    <style:style style:name="gr15" style:family="graphic" style:parent-style-name="standard">
      <style:graphic-properties draw:fill-color="#6666ff" draw:textarea-horizontal-align="justify" draw:textarea-vertical-align="middle" draw:auto-grow-height="false" fo:min-height="4.45cm" fo:min-width="3.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4.55cm" fo:min-width="5.4cm"/>
    </style:style>
    <style:style style:name="gr17" style:family="graphic" style:parent-style-name="standard">
      <style:graphic-properties draw:stroke="none" svg:stroke-color="#000000" draw:fill="none" draw:fill-color="#6666ff" fo:min-height="4.65cm"/>
    </style:style>
    <style:style style:name="gr18" style:family="graphic" style:parent-style-name="standard">
      <style:graphic-properties draw:stroke="none" svg:stroke-color="#000000" draw:fill="none" draw:fill-color="#ffffff" fo:min-height="0.85cm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fill-color="#6666ff" draw:textarea-horizontal-align="justify" draw:textarea-vertical-align="middle" draw:auto-grow-height="false" fo:min-height="2.35cm" fo:min-width="3.4cm"/>
    </style:style>
    <style:style style:name="gr21" style:family="graphic" style:parent-style-name="standard">
      <style:graphic-properties draw:fill-color="#6666ff" draw:textarea-horizontal-align="justify" draw:textarea-vertical-align="middle" draw:auto-grow-height="false" fo:min-height="2.35cm" fo:min-width="3.7cm"/>
    </style:style>
    <style:style style:name="gr22" style:family="graphic" style:parent-style-name="standard">
      <style:graphic-properties draw:fill-color="#6666ff" draw:textarea-horizontal-align="justify" draw:textarea-vertical-align="middle" draw:auto-grow-height="false" fo:min-height="2.15cm" fo:min-width="3.7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fill-color="#6666ff" draw:textarea-horizontal-align="justify" draw:textarea-vertical-align="middle" draw:auto-grow-height="false" fo:min-height="1.35cm" fo:min-width="2.4cm"/>
    </style:style>
    <style:style style:name="gr25" style:family="graphic" style:parent-style-name="objectwithoutfill">
      <style:graphic-properties draw:fill="none" draw:fill-color="#6666ff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55cm"/>
    </style:style>
    <style:style style:name="gr27" style:family="graphic" style:parent-style-name="standard">
      <style:graphic-properties draw:stroke="none" svg:stroke-color="#000000" draw:fill="none" draw:fill-color="#ffffff" fo:min-height="2.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3cm" fo:min-width="0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6666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6666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6666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0.5cm" svg:x="1.2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4.7cm" svg:x="1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cm" svg:height="4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8.6cm" svg:height="2.4cm" svg:x="9.4cm" svg:y="1.2cm">
          <draw:text-box>
            <text:p>&lt;header&gt;</text:p>
          </draw:text-box>
        </draw:frame>
        <draw:frame draw:style-name="gr5" draw:text-style-name="P4" draw:layer="layout" svg:width="5.4cm" svg:height="1.4cm" svg:x="1.3cm" svg:y="1.2cm">
          <draw:text-box>
            <text:p>logo</text:p>
          </draw:text-box>
        </draw:frame>
        <draw:frame draw:style-name="gr6" draw:text-style-name="P4" draw:layer="layout" svg:width="5.9cm" svg:height="1.9cm" svg:x="10cm" svg:y="2cm">
          <draw:text-box>
            <text:p>&lt;h1&gt;</text:p>
          </draw:text-box>
        </draw:frame>
        <draw:custom-shape draw:style-name="gr7" draw:text-style-name="P5" draw:layer="layout" svg:width="19cm" svg:height="4.1cm" svg:x="1cm" svg:y="6.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8.8cm" svg:height="4.517cm" svg:x="7.3cm" svg:y="5.716cm">
          <draw:text-box>
            <text:p>&lt;nav&gt;</text:p>
            <text:p>&lt;ul&gt;</text:p>
            <text:p>&lt;li&gt;a&lt;/li&gt;</text:p>
            <text:p>&lt;li&gt;a&lt;/li&gt;</text:p>
            <text:p>&lt;li&gt;a&lt;/li&gt;</text:p>
            <text:p>&lt;li&gt;a&lt;/li&gt;</text:p>
          </draw:text-box>
        </draw:frame>
        <draw:frame draw:style-name="gr9" draw:text-style-name="P4" draw:layer="layout" svg:width="5.8cm" svg:height="1.7cm" svg:x="9.6cm" svg:y="4.4cm">
          <draw:text-box>
            <text:p>&lt;/header&gt;</text:p>
          </draw:text-box>
        </draw:frame>
        <draw:frame draw:style-name="gr10" draw:text-style-name="P4" draw:layer="layout" svg:width="7.5cm" svg:height="2.384cm" svg:x="0.9cm" svg:y="3.216cm">
          <draw:text-box>
            <text:p>&lt;figure&gt;</text:p>
            <text:p>&lt;img&gt;</text:p>
            <text:p>&lt;/figure&gt;</text:p>
          </draw:text-box>
        </draw:frame>
        <draw:custom-shape draw:style-name="gr11" draw:text-style-name="P3" draw:layer="layout" svg:width="15.6cm" svg:height="3.9cm" svg:x="2.5cm" svg:y="11.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9.8cm" svg:height="3.3cm" svg:x="6.1cm" svg:y="12.2cm">
          <draw:text-box>
            <text:p>&lt;figure&gt;</text:p>
            <text:p>&lt;img&gt;</text:p>
            <text:p>&lt;/figure</text:p>
          </draw:text-box>
        </draw:frame>
        <draw:custom-shape draw:style-name="gr13" draw:text-style-name="P2" draw:layer="layout" svg:width="17.4cm" svg:height="2.8cm" svg:x="2.1cm" svg:y="15.9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1.1cm" svg:height="2.384cm" svg:x="2.4cm" svg:y="16.2cm">
          <draw:text-box>
            <text:p>&lt;p&gt;</text:p>
            <text:p/>
            <text:p>&lt;/p&gt;</text:p>
          </draw:text-box>
        </draw:frame>
        <draw:custom-shape draw:style-name="gr14" draw:text-style-name="P2" draw:layer="layout" svg:width="19cm" svg:height="4.8cm" svg:x="1cm" svg:y="24.3cm">
          <text:p text:style-name="P6">&lt;h3&gt;</text:p>
          <text:p text:style-name="P6"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4cm" svg:height="4.7cm" svg:x="11.5cm" svg:y="24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9cm" svg:height="4.8cm" svg:x="1.1cm" svg:y="24.3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4.8cm" svg:height="4.9cm" svg:x="11.3cm" svg:y="24.1cm">
          <draw:text-box>
            <text:p>&lt;figure&gt;</text:p>
            <text:p>&lt;img&gt;</text:p>
            <text:p>&lt;a&gt;&lt;img&gt;&lt;/a&gt;</text:p>
            <text:p>&lt;a&gt;&lt;img&gt;&lt;/a&gt;</text:p>
            <text:p>&lt;li&gt;a&lt;/li&gt;</text:p>
            <text:p>&lt;/figure&gt;</text:p>
          </draw:text-box>
        </draw:frame>
        <draw:frame draw:style-name="gr18" draw:text-style-name="P4" draw:layer="layout" svg:width="7.6cm" svg:height="1.1cm" svg:x="8.7cm" svg:y="24cm">
          <draw:text-box>
            <text:p>&lt;footer&gt;</text:p>
          </draw:text-box>
        </draw:frame>
        <draw:frame draw:style-name="gr19" draw:text-style-name="P4" draw:layer="layout" svg:width="3.7cm" svg:height="0.962cm" svg:x="7.7cm" svg:y="27.138cm">
          <draw:text-box>
            <text:p>&lt;p&gt;&lt;/p&gt;</text:p>
          </draw:text-box>
        </draw:frame>
        <draw:frame draw:style-name="gr18" draw:text-style-name="P4" draw:layer="layout" svg:width="7.9cm" svg:height="1.1cm" svg:x="13cm" svg:y="2.9cm">
          <draw:text-box>
            <text:p>&lt;input&gt;&lt;buton&gt;</text:p>
          </draw:text-box>
        </draw:frame>
        <draw:frame draw:style-name="gr19" draw:text-style-name="P4" draw:layer="layout" svg:width="4.8cm" svg:height="0.962cm" svg:x="3.6cm" svg:y="16.8cm">
          <draw:text-box>
            <text:p>&lt;h2&gt;</text:p>
          </draw:text-box>
        </draw:frame>
        <draw:custom-shape draw:style-name="gr20" draw:text-style-name="P3" draw:layer="layout" svg:width="3.9cm" svg:height="2.6cm" svg:x="3.1cm" svg:y="20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2cm" svg:height="2.6cm" svg:x="8.1cm" svg:y="20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2cm" svg:height="2.4cm" svg:x="13.5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8" draw:layer="layout" svg:x1="17.4cm" svg:y1="11.6cm" svg:x2="2.4cm" svg:y2="15.2cm">
          <text:p/>
        </draw:line>
        <draw:line draw:style-name="gr23" draw:text-style-name="P8" draw:layer="layout" svg:x1="2.6cm" svg:y1="11.6cm" svg:x2="18cm" svg:y2="15.2cm">
          <text:p/>
        </draw:line>
        <draw:line draw:style-name="gr23" draw:text-style-name="P8" draw:layer="layout" svg:x1="17.5cm" svg:y1="20.9cm" svg:x2="13.6cm" svg:y2="23.1cm">
          <text:p/>
        </draw:line>
        <draw:line draw:style-name="gr23" draw:text-style-name="P8" draw:layer="layout" svg:x1="13.5cm" svg:y1="20.8cm" svg:x2="17.7cm" svg:y2="23.4cm">
          <text:p/>
        </draw:line>
        <draw:line draw:style-name="gr23" draw:text-style-name="P8" draw:layer="layout" svg:x1="12.4cm" svg:y1="20.7cm" svg:x2="8cm" svg:y2="23cm">
          <text:p/>
        </draw:line>
        <draw:line draw:style-name="gr23" draw:text-style-name="P8" draw:layer="layout" svg:x1="8.3cm" svg:y1="20.6cm" svg:x2="12.3cm" svg:y2="22.9cm">
          <text:p/>
        </draw:line>
        <draw:line draw:style-name="gr23" draw:text-style-name="P8" draw:layer="layout" svg:x1="7cm" svg:y1="20.5cm" svg:x2="3.1cm" svg:y2="23cm">
          <text:p/>
        </draw:line>
        <draw:line draw:style-name="gr23" draw:text-style-name="P8" draw:layer="layout" svg:x1="3.1cm" svg:y1="20.5cm" svg:x2="7.1cm" svg:y2="23.1cm">
          <text:p/>
        </draw:line>
        <draw:custom-shape draw:style-name="gr24" draw:text-style-name="P3" draw:layer="layout" svg:width="2.9cm" svg:height="1.6cm" svg:x="16.8cm" svg:y="26.1cm">
          <text:p/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19.5cm" svg:y1="26.2cm" svg:x2="16.9cm" svg:y2="27.6cm">
          <text:p/>
        </draw:line>
        <draw:line draw:style-name="gr25" draw:text-style-name="P9" draw:layer="layout" svg:x1="16.9cm" svg:y1="26.1cm" svg:x2="19.7cm" svg:y2="27.7cm">
          <text:p/>
        </draw:line>
        <draw:line draw:style-name="gr25" draw:text-style-name="P9" draw:layer="layout" svg:x1="11.6cm" svg:y1="24.3cm" svg:x2="15.9cm" svg:y2="28.9cm">
          <text:p/>
        </draw:line>
        <draw:line draw:style-name="gr25" draw:text-style-name="P9" draw:layer="layout" svg:x1="15.7cm" svg:y1="24.4cm" svg:x2="11.6cm" svg:y2="29cm">
          <text:p/>
        </draw:line>
        <draw:frame draw:style-name="gr26" draw:text-style-name="P4" draw:layer="layout" svg:width="5.6cm" svg:height="0.962cm" svg:x="1.1cm" svg:y="24.2cm">
          <draw:text-box>
            <text:p>&lt;h4&gt;</text:p>
          </draw:text-box>
        </draw:frame>
        <draw:frame draw:style-name="gr27" draw:text-style-name="P4" draw:layer="layout" svg:width="4cm" svg:height="3.1cm" svg:x="2.6cm" svg:y="25.6cm">
          <draw:text-box>
            <text:p>&lt;li&gt;a&lt;/li&gt;</text:p>
            <text:p>&lt;li&gt;a&lt;/li&gt;</text:p>
            <text:p>&lt;li&gt;a&lt;/li&gt;</text:p>
          </draw:text-box>
        </draw:frame>
        <draw:frame draw:style-name="gr28" draw:text-style-name="P4" draw:layer="layout" svg:width="2.267cm" svg:height="1.673cm" svg:x="4.7cm" svg:y="20.5cm">
          <draw:text-box>
            <text:p>&lt;fig&gt;</text:p>
            <text:p>&lt;img&gt;</text:p>
          </draw:text-box>
        </draw:frame>
        <draw:frame draw:style-name="gr28" draw:text-style-name="P4" draw:layer="layout" svg:width="2.267cm" svg:height="1.673cm" svg:x="10.033cm" svg:y="20.627cm">
          <draw:text-box>
            <text:p>&lt;fig&gt;</text:p>
            <text:p>&lt;img&gt;</text:p>
          </draw:text-box>
        </draw:frame>
        <draw:frame draw:style-name="gr28" draw:text-style-name="P4" draw:layer="layout" svg:width="2.267cm" svg:height="1.673cm" svg:x="15.433cm" svg:y="20.9cm">
          <draw:text-box>
            <text:p>&lt;fig&gt;</text:p>
            <text:p>&lt;img&gt;</text:p>
          </draw:text-box>
        </draw:frame>
        <draw:frame draw:style-name="gr29" draw:text-style-name="P4" draw:layer="layout" svg:width="2.267cm" svg:height="2.373cm" svg:x="17.533cm" svg:y="26.1cm">
          <draw:text-box>
            <text:p>&lt;fig&gt;</text:p>
            <text:p>&lt;img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22:16:10.430792215</meta:creation-date>
    <dc:date>2017-03-19T23:47:11.698950315</dc:date>
    <meta:editing-duration>PT30M7S</meta:editing-duration>
    <meta:editing-cycles>13</meta:editing-cycles>
    <meta:generator>LibreOffice/5.1.6.2$Linux_X86_64 LibreOffice_project/10m0$Build-2</meta:generator>
    <meta:document-statistic meta:object-count="44"/>
  </office:meta>
</office:document-meta>
</file>